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867cm" svg:height="1.397cm" svg:x="0.97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42cm" svg:height="1.397cm" svg:x="6.08cm" svg:y="13.5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mathbf{X} = \{\mathbf{x}_1, \ldots, \mathbf{x}_n\}</svg:desc>
          <draw:polygon draw:style-name="gr2" draw:layer="layout" svg:width="3.754cm" svg:height="0.49cm" svg:x="1.064cm" svg:y="14.343cm" svg:viewBox="0 0 3755 491" draw:points="1878,491 0,491 0,0 3755,0 3755,491">
            <text:p/>
          </draw:polygon>
          <draw:path draw:style-name="gr3" draw:layer="layout" svg:width="0.394cm" svg:height="0.336cm" svg:x="1.081cm" svg:y="14.374cm" svg:viewBox="0 0 395 337" svg:d="m221 143 83-109c5-7 5-7 24-9 11-1 14-1 28-1h14v-24c-20 1-45 1-66 1-20 0-58 0-74-1v24c8 0 28 0 44 4 0 1-2 4-4 6l-64 86-70-96h40v-24c-21 1-67 1-89 1-20 0-62 0-80-1v24h49l109 149-99 132c-4 6-6 6-21 8-10 0-21 2-31 2h-14v22c21-1 45-1 66-1 19 0 57 0 75 1v-22c-9 0-29 0-46-6 2-1 3-4 4-5l82-108 85 119h-41v22c20-1 68-1 90-1 20 0 62 0 80 1v-22h-49z">
            <text:p/>
          </draw:path>
          <draw:path draw:style-name="gr3" draw:layer="layout" svg:width="0.327cm" svg:height="0.114cm" svg:x="1.656cm" svg:y="14.532cm" svg:viewBox="0 0 328 115" svg:d="m311 20c7 0 17 0 17-10s-10-10-17-10h-294c-7 0-17 0-17 10s10 10 17 10zm0 95c7 0 17 0 17-10s-10-10-17-10h-294c-7 0-17 0-17 10s10 10 17 10z">
            <text:p/>
          </draw:path>
          <draw:path draw:style-name="gr3" draw:layer="layout" svg:width="0.174cm" svg:height="0.49cm" svg:x="2.183cm" svg:y="14.343cm" svg:viewBox="0 0 175 491" svg:d="m104 66c0-20 12-52 67-55 1-1 4-3 4-5 0-6-4-6-10-6-49 0-94 25-94 62v111c0 20 0 35-19 52-18 14-37 16-48 16-3 0-4 2-4 5 0 4 3 4 8 6 33 1 56 19 62 43 1 6 1 6 1 24v98c0 19 0 36 23 54 19 16 52 20 71 20 6 0 10 0 10-4 0-6-3-6-8-6-31-3-55-18-62-43-1-4-1-6-1-23v-103c0-22-5-31-20-48-10-9-24-14-38-18 41-11 58-35 58-63z">
            <text:p/>
          </draw:path>
          <draw:path draw:style-name="gr3" draw:layer="layout" svg:width="0.276cm" svg:height="0.217cm" svg:x="2.405cm" svg:y="14.494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4 54 65h-19v22c12 0 43-1 59-1s37 1 54 1v-22h-35z">
            <text:p/>
          </draw:path>
          <draw:path draw:style-name="gr3" draw:layer="layout" svg:width="0.125cm" svg:height="0.227cm" svg:x="2.73cm" svg:y="14.557cm" svg:viewBox="0 0 126 228" svg:d="m78 10c0-10-1-10-11-10-22 21-53 22-67 22v13c8 0 31 0 50-10v175c0 11 0 17-35 17h-12v11c5 0 47-1 61-1 10 0 54 1 62 1v-11h-14c-34 0-34-6-34-17z">
            <text:p/>
          </draw:path>
          <draw:path draw:style-name="gr3" draw:layer="layout" svg:width="0.056cm" svg:height="0.146cm" svg:x="2.956cm" svg:y="14.659cm" svg:viewBox="0 0 57 147" svg:d="m57 52c0-32-12-52-30-52-17 0-27 13-27 27 0 12 10 25 27 25 5 0 11-2 16-6 2-1 2-1 3-1v7c0 36-17 66-33 82-5 4-5 6-5 7 0 4 2 6 5 6 5 0 44-38 44-95z">
            <text:p/>
          </draw:path>
          <draw:path draw:style-name="gr3" draw:layer="layout" svg:width="0.051cm" svg:height="0.051cm" svg:x="3.174cm" svg:y="14.659cm" svg:viewBox="0 0 52 52" svg:d="m52 27c0-16-11-27-25-27-16 0-27 11-27 27 0 14 11 25 27 25 14 0 25-11 25-25z">
            <text:p/>
          </draw:path>
          <draw:path draw:style-name="gr3" draw:layer="layout" svg:width="0.051cm" svg:height="0.051cm" svg:x="3.394cm" svg:y="14.659cm" svg:viewBox="0 0 52 52" svg:d="m52 27c0-16-11-27-25-27-16 0-27 11-27 27 0 14 11 25 27 25 14 0 25-11 25-25z">
            <text:p/>
          </draw:path>
          <draw:path draw:style-name="gr3" draw:layer="layout" svg:width="0.051cm" svg:height="0.051cm" svg:x="3.612cm" svg:y="14.659cm" svg:viewBox="0 0 52 52" svg:d="m52 27c0-16-11-27-25-27-16 0-27 11-27 27 0 14 11 25 27 25 14 0 25-11 25-25z">
            <text:p/>
          </draw:path>
          <draw:path draw:style-name="gr3" draw:layer="layout" svg:width="0.056cm" svg:height="0.146cm" svg:x="3.831cm" svg:y="14.659cm" svg:viewBox="0 0 57 147" svg:d="m57 52c0-32-12-52-30-52-17 0-27 13-27 27 0 12 10 25 27 25 5 0 11-2 16-6 2-1 2-1 3-1v7c0 36-17 66-33 82-5 4-5 6-5 7 0 4 2 6 5 6 5 0 44-38 44-95z">
            <text:p/>
          </draw:path>
          <draw:path draw:style-name="gr3" draw:layer="layout" svg:width="0.276cm" svg:height="0.217cm" svg:x="4.018cm" svg:y="14.494cm" svg:viewBox="0 0 277 218" svg:d="m160 98 57-64c7-7 10-10 50-10v-24c-16 1-43 1-44 1-13 0-38-1-52-1v24c7 0 12 0 19 4-2 3-2 3-4 6l-42 46-47-56h19v-24c-12 0-43 1-60 1-15 0-38-1-53-1v24h35l77 89-66 73c-7 10-25 10-49 10v22c17-1 43-1 45-1 12 0 42 1 52 1v-22c-10 0-19-3-19-6 0-1 0-1 3-5l48-54 54 65h-19v22c12 0 43-1 59-1s37 1 54 1v-22h-35z">
            <text:p/>
          </draw:path>
          <draw:path draw:style-name="gr3" draw:layer="layout" svg:width="0.209cm" svg:height="0.154cm" svg:x="4.322cm" svg:y="14.634cm" svg:viewBox="0 0 210 155" svg:d="m25 130c-1 4-3 13-3 14 0 7 6 11 12 11 7 0 12-4 14-7 1-4 4-15 5-22 3-6 6-22 9-31 1-7 4-15 5-22 4-14 4-17 14-31s27-32 52-32c20 0 21 17 21 24 0 21-15 58-21 74-3 8-4 12-4 18 0 18 14 29 32 29 34 0 49-47 49-53 0-4-4-4-6-4-4 0-4 3-5 6-9 27-24 41-37 41-8 0-9-4-9-12 0-7 2-11 8-27 4-11 18-47 18-67 0-33-26-39-45-39-28 0-47 18-57 31-3-24-24-31-38-31s-22 11-26 18c-9 13-13 32-13 35 0 4 4 4 6 4 5 0 5-1 8-11 4-19 11-36 25-36 9 0 11 7 11 17 0 7-4 19-5 28-3 9-6 23-9 32z">
            <text:p/>
          </draw:path>
          <draw:path draw:style-name="gr3" draw:layer="layout" svg:width="0.174cm" svg:height="0.49cm" svg:x="4.609cm" svg:y="14.343cm" svg:viewBox="0 0 175 491" svg:d="m71 427c0 19-14 50-67 54-3 0-4 2-4 6s6 4 10 4c47 0 94-24 94-60v-113c0-19 0-35 19-51 18-14 37-15 48-15 1-2 4-3 4-6 0-5-3-5-8-5-33-3-56-20-62-44-1-5-1-7-1-25v-96c0-21 0-37-24-56-20-14-53-20-70-20-4 0-10 0-10 6 0 4 3 4 8 5 31 2 55 17 62 42 1 4 1 6 1 24v103c0 23 3 31 20 47 10 9 24 15 38 19-41 11-58 34-58 62z">
            <text:p/>
          </draw:path>
        </draw:g>
        <draw:g>
          <svg:title>TexMaths</svg:title>
          <svg:desc>14§display§\text{Given Data}</svg:desc>
          <draw:polygon draw:style-name="gr2" draw:layer="layout" svg:width="2.483cm" svg:height="0.335cm" svg:x="1.712cm" svg:y="13.719cm" svg:viewBox="0 0 2484 336" draw:points="1242,336 0,336 0,0 2484,0 2484,336">
            <text:p/>
          </draw:polygon>
          <draw:path draw:style-name="gr3" draw:layer="layout" svg:width="0.334cm" svg:height="0.357cm" svg:x="1.74cm" svg:y="13.708cm" svg:viewBox="0 0 335 358" svg:d="m265 316c5 10 25 29 30 29 5 0 5-2 5-11v-85c0-20 2-21 35-21v-15c-19 0-47 1-61 1-19 0-61 0-79-1v15h15c45 0 46 6 46 24v30c0 55-63 61-75 61-33 0-131-19-131-164 0-148 97-164 128-164 52 0 96 45 106 116 2 7 2 9 9 9s7-2 7-11v-118c0-8 0-11-5-11-2 0-4 0-8 6l-25 36c-16-15-42-42-91-42-91 0-171 78-171 179s78 179 172 179c37 0 76-14 93-42z">
            <text:p/>
          </draw:path>
          <draw:path draw:style-name="gr3" draw:layer="layout" svg:width="0.104cm" svg:height="0.328cm" svg:x="2.114cm" svg:y="13.726cm" svg:viewBox="0 0 105 329" svg:d="m71 112-70 5v16c33 0 37 3 37 26v132c0 22-4 22-38 22v16c15 0 42-2 55-2 16 0 33 2 50 2v-16c-32 0-34-3-34-21zm2-85c0-17-13-27-27-27-15 0-25 13-25 27 0 12 10 25 25 25 14 0 27-10 27-25z">
            <text:p/>
          </draw:path>
          <draw:path draw:style-name="gr3" draw:layer="layout" svg:width="0.24cm" svg:height="0.216cm" svg:x="2.244cm" svg:y="13.844cm" svg:viewBox="0 0 241 217" svg:d="m196 48c4-12 13-33 45-33v-15c-11 1-25 1-37 1-12 0-35-1-43-1v15c18 0 24 12 24 21 0 5-2 7-3 12l-50 125-56-137c-3-7-3-7-3-8 0-13 19-13 28-13v-15c-14 0-42 1-53 1-13 0-33 0-48-1v15c31 0 34 3 39 19l72 174c2 7 4 9 9 9 7 0 9-4 10-9z">
            <text:p/>
          </draw:path>
          <draw:path draw:style-name="gr3" draw:layer="layout" svg:width="0.189cm" svg:height="0.224cm" svg:x="2.495cm" svg:y="13.835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247cm" svg:height="0.216cm" svg:x="2.716cm" svg:y="13.838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329cm" svg:height="0.335cm" svg:x="3.154cm" svg:y="13.719cm" svg:viewBox="0 0 330 336" svg:d="m0 0v15h11c38 0 39 6 39 23v260c0 17-1 22-39 22h-11v16h181c82 0 149-73 149-165 0-94-65-171-149-171zm118 320c-24 0-26-3-26-19v-266c0-17 2-20 26-20h49c30 0 64 12 89 47 21 28 25 71 25 109 0 54-9 84-26 107-10 14-38 42-88 42z">
            <text:p/>
          </draw:path>
          <draw:path draw:style-name="gr3" draw:layer="layout" svg:width="0.222cm" svg:height="0.224cm" svg:x="3.534cm" svg:y="13.835cm" svg:viewBox="0 0 223 225" svg:d="m143 183c3 20 15 41 39 41 10 0 41-7 41-48v-28h-13v28c0 30-13 32-18 32-17 0-18-22-18-25v-98c0-21 0-40-19-58s-43-27-67-27c-40 0-74 24-74 56 0 14 10 22 22 22 14 0 24-9 24-22 0-6-3-22-25-22 13-17 36-23 53-23 24 0 52 18 52 63v18c-25 2-60 3-91 17-36 17-49 43-49 64 0 41 48 52 78 52 33 0 56-19 65-42zm-3-81v49c0 48-35 64-57 64-26 0-45-18-45-42 0-28 21-68 102-71z">
            <text:p/>
          </draw:path>
          <draw:path draw:style-name="gr3" draw:layer="layout" svg:width="0.153cm" svg:height="0.307cm" svg:x="3.769cm" svg:y="13.753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22cm" svg:height="0.224cm" svg:x="3.971cm" svg:y="13.835cm" svg:viewBox="0 0 223 225" svg:d="m143 183c3 20 15 41 39 41 10 0 41-7 41-48v-28h-13v28c0 30-13 32-18 32-17 0-18-22-18-25v-98c0-21 0-40-19-58s-43-27-67-27c-40 0-74 24-74 56 0 14 10 22 22 22 14 0 24-9 24-22 0-6-3-22-25-22 13-17 36-23 53-23 24 0 52 18 52 63v18c-25 2-60 3-91 17-36 17-49 43-49 64 0 41 48 52 78 52 33 0 56-19 65-42zm-3-81v49c0 48-35 64-57 64-26 0-45-18-45-42 0-28 21-68 102-71z">
            <text:p/>
          </draw:path>
        </draw:g>
        <draw:g>
          <svg:title>TexMaths</svg:title>
          <svg:desc>14§display§\text{Similarity Graph}</svg:desc>
          <draw:polygon draw:style-name="gr2" draw:layer="layout" svg:width="3.64cm" svg:height="0.435cm" svg:x="6.333cm" svg:y="13.769cm" svg:viewBox="0 0 3641 436" draw:points="1821,436 0,436 0,0 3641,0 3641,436">
            <text:p/>
          </draw:polygon>
          <draw:path draw:style-name="gr3" draw:layer="layout" svg:width="0.217cm" svg:height="0.357cm" svg:x="6.361cm" svg:y="13.763cm" svg:viewBox="0 0 218 358" svg:d="m144 155-63-14c-31-8-50-35-50-63 0-35 26-64 66-64 82 0 92 80 95 102 1 3 1 7 7 7s5-3 5-12v-100c0-8 0-11-5-11-3 0-3 0-7 7l-17 28c-15-15-35-35-78-35-55 0-97 43-97 95 0 41 27 77 64 91 6 1 31 7 65 15 14 5 28 7 42 26 11 12 15 29 15 44 0 35-24 72-66 72-14 0-51-3-77-27-29-26-30-59-30-75-2-6-5-6-6-6-7 0-7 3-7 13v97c0 9 0 13 6 13 2 0 4-1 7-7 0 0 1-1 18-28 15 17 46 35 89 35 59 0 98-49 98-103 0-49-32-90-74-100z">
            <text:p/>
          </draw:path>
          <draw:path draw:style-name="gr3" draw:layer="layout" svg:width="0.104cm" svg:height="0.328cm" svg:x="6.623cm" svg:y="13.781cm" svg:viewBox="0 0 105 329" svg:d="m71 112-70 5v16c33 0 37 3 37 26v132c0 22-4 22-38 22v16c15 0 42-2 55-2 16 0 33 2 50 2v-16c-32 0-34-2-34-21zm2-85c0-17-13-27-27-27-15 0-25 13-25 27 0 12 10 25 25 25 14 0 27-10 27-25z">
            <text:p/>
          </draw:path>
          <draw:path draw:style-name="gr3" draw:layer="layout" svg:width="0.383cm" svg:height="0.216cm" svg:x="6.759cm" svg:y="13.893cm" svg:viewBox="0 0 384 217" svg:d="m38 48v132c0 21-4 21-38 21v16c17 0 42-2 56-2 13 0 38 2 55 2v-16c-33 0-38 0-38-21v-90c0-52 35-79 66-79s36 27 36 55v114c0 21-6 21-38 21v16c17 0 42-2 55-2 14 0 39 2 56 2v-16c-34 0-39 0-39-21v-90c0-52 35-79 67-79 31 0 36 27 36 55v114c0 21-5 21-39 21v16c18 0 43-2 56-2s39 2 55 2v-16c-26 0-38 0-38-14v-93c0-42 0-58-16-76-7-8-22-18-51-18-41 0-63 29-72 48-7-42-43-48-64-48-37 0-60 21-73 52v-52l-70 6v15c35 0 38 3 38 27z">
            <text:p/>
          </draw:path>
          <draw:path draw:style-name="gr3" draw:layer="layout" svg:width="0.104cm" svg:height="0.328cm" svg:x="7.169cm" svg:y="13.781cm" svg:viewBox="0 0 105 329" svg:d="m71 112-70 5v16c33 0 37 3 37 26v132c0 22-4 22-38 22v16c15 0 42-2 55-2 16 0 33 2 50 2v-16c-32 0-34-2-34-21zm2-85c0-17-13-27-27-27-15 0-25 13-25 27 0 12 10 25 25 25 14 0 27-10 27-25z">
            <text:p/>
          </draw:path>
          <draw:path draw:style-name="gr3" draw:layer="layout" svg:width="0.108cm" svg:height="0.34cm" svg:x="7.306cm" svg:y="13.769cm" svg:viewBox="0 0 109 341" svg:d="m71 0-71 6v15c35 0 38 3 38 27v256c0 22-4 22-38 22v15c17 0 42-1 55-1s36 1 54 1v-15c-33 0-38 0-38-22z">
            <text:p/>
          </draw:path>
          <draw:path draw:style-name="gr3" draw:layer="layout" svg:width="0.22cm" svg:height="0.224cm" svg:x="7.447cm" svg:y="13.89cm" svg:viewBox="0 0 221 225" svg:d="m143 183c3 20 15 41 39 41 10 0 39-7 39-48v-28h-11v28c0 30-13 32-18 32-17 0-18-22-18-25v-98c0-21 0-40-19-58s-43-27-67-27c-40 0-74 24-74 56 0 14 10 22 22 22 14 0 24-9 24-22 0-6-3-22-25-22 13-17 36-23 53-23 24 0 52 18 52 63v18c-25 2-60 3-91 17-36 17-49 43-49 64 0 41 48 52 78 52 33 0 56-19 65-42zm-3-81v49c0 48-36 64-57 64-26 0-45-18-45-42 0-28 21-68 102-71z">
            <text:p/>
          </draw:path>
          <draw:path draw:style-name="gr3" draw:layer="layout" svg:width="0.164cm" svg:height="0.216cm" svg:x="7.687cm" svg:y="13.893cm" svg:viewBox="0 0 165 217" svg:d="m69 55v-55l-69 6v15c35 0 38 3 38 27v132c0 21-4 21-38 21v16c20 0 42-2 56-2 20 0 43 0 63 2v-16h-11c-37 0-37-4-37-22v-75c0-49 20-93 58-93 4 0 4 0 5 0-1 0-11 7-11 20 0 14 10 21 21 21 9 0 21-6 21-23 0-15-15-29-36-29-37 0-53 34-60 55z">
            <text:p/>
          </draw:path>
          <draw:path draw:style-name="gr3" draw:layer="layout" svg:width="0.104cm" svg:height="0.328cm" svg:x="7.881cm" svg:y="13.781cm" svg:viewBox="0 0 105 329" svg:d="m71 112-70 5v16c33 0 37 3 37 26v132c0 22-4 22-38 22v16c15 0 42-2 55-2 16 0 33 2 50 2v-16c-32 0-34-2-34-21zm2-85c0-17-13-27-27-27-15 0-25 13-25 27 0 12 10 25 25 25 14 0 27-10 27-25z">
            <text:p/>
          </draw:path>
          <draw:path draw:style-name="gr3" draw:layer="layout" svg:width="0.153cm" svg:height="0.307cm" svg:x="8.011cm" svg:y="13.808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4cm" svg:height="0.312cm" svg:x="8.189cm" svg:y="13.899cm" svg:viewBox="0 0 241 313" svg:d="m195 46c12-31 37-31 46-31v-15c-11 1-25 1-37 1-9 0-32-1-43-1v15c15 0 22 9 22 21 0 6 0 6-2 12l-49 121-55-133c-3-4-3-7-3-8 0-13 18-13 27-13v-15c-13 0-45 1-53 1-13 0-33 0-48-1v15c24 0 34 0 39 17l74 179c-2 7-8 24-12 30-10 28-24 61-56 61-2 0-14 0-23-10 16-1 20-12 20-19 0-13-10-21-21-21-10 0-21 7-21 21 0 22 21 40 45 40 31 0 52-29 63-57z">
            <text:p/>
          </draw:path>
          <draw:path draw:style-name="gr3" draw:layer="layout" svg:width="0.334cm" svg:height="0.357cm" svg:x="8.63cm" svg:y="13.763cm" svg:viewBox="0 0 335 358" svg:d="m265 316c5 10 25 29 30 29 5 0 5-2 5-11v-85c0-20 2-21 35-21v-15c-19 0-47 1-61 1-19 0-61 0-79-1v15h15c45 0 46 6 46 24v31c0 54-63 60-75 60-33 0-131-18-131-164 0-148 97-164 128-164 52 0 96 45 106 116 2 7 2 9 9 9s7-2 7-11v-118c0-8 0-11-5-11-2 0-4 0-8 6l-25 36c-16-15-42-42-91-42-91 0-171 78-171 179s78 179 172 179c37 0 76-14 93-42z">
            <text:p/>
          </draw:path>
          <draw:path draw:style-name="gr3" draw:layer="layout" svg:width="0.164cm" svg:height="0.216cm" svg:x="9.003cm" svg:y="13.893cm" svg:viewBox="0 0 165 217" svg:d="m69 55v-55l-69 6v15c35 0 38 3 38 27v132c0 21-4 21-38 21v16c20 0 42-2 56-2 20 0 43 0 63 2v-16h-11c-37 0-37-4-37-22v-75c0-49 20-93 58-93 4 0 4 0 5 0-1 0-11 7-11 20 0 14 10 21 21 21 9 0 21-6 21-23 0-15-15-29-36-29-37 0-53 34-60 55z">
            <text:p/>
          </draw:path>
          <draw:path draw:style-name="gr3" draw:layer="layout" svg:width="0.222cm" svg:height="0.224cm" svg:x="9.203cm" svg:y="13.89cm" svg:viewBox="0 0 223 225" svg:d="m143 183c3 20 15 41 39 41 10 0 41-7 41-48v-28h-13v28c0 30-13 32-18 32-17 0-18-22-18-25v-98c0-21 0-40-19-58s-43-27-67-27c-40 0-74 24-74 56 0 14 10 22 22 22 14 0 24-9 24-22 0-6-3-22-25-22 13-17 36-23 53-23 24 0 52 18 52 63v18c-25 2-60 3-91 17-36 17-49 43-49 64 0 41 48 52 78 52 33 0 56-19 65-42zm-3-81v49c0 48-35 64-57 64-26 0-45-18-45-42 0-28 21-68 102-71z">
            <text:p/>
          </draw:path>
          <draw:path draw:style-name="gr3" draw:layer="layout" svg:width="0.241cm" svg:height="0.312cm" svg:x="9.442cm" svg:y="13.893cm" svg:viewBox="0 0 242 313" svg:d="m71 32v-32l-71 6v15c35 0 38 3 38 24v231c0 22-4 22-38 22v15c17-1 42-2 55-2 14 0 39 1 56 2v-15c-33 0-38 0-38-22v-83-4c1 7 22 33 60 33 59 0 109-47 109-111 0-62-47-111-102-111-39 0-59 21-69 32zm2 129v-109c14-25 38-39 63-39 36 0 66 43 66 98 0 60-35 100-72 100-19 0-38-10-50-29-7-10-7-11-7-21z">
            <text:p/>
          </draw:path>
          <draw:path draw:style-name="gr3" draw:layer="layout" svg:width="0.247cm" svg:height="0.34cm" svg:x="9.716cm" svg:y="13.769cm" svg:viewBox="0 0 248 341" svg:d="m38 304c0 22-4 22-38 22v15c17 0 42-1 56-1 13 0 38 1 55 1v-15c-33 0-38 0-38-22v-90c0-52 35-80 66-80s36 27 36 55v115c0 22-6 22-38 22v15c17 0 42-1 55-1 14 0 39 1 56 1v-15c-25 0-38 0-39-15v-94c0-42 0-58-16-74-5-9-22-19-50-19-42 0-63 30-72 48v-172l-71 6v15c35 0 38 3 38 27z">
            <text:p/>
          </draw:path>
        </draw:g>
        <draw:custom-shape draw:style-name="gr1" draw:text-style-name="P1" draw:layer="layout" svg:width="4.038cm" svg:height="1.397cm" svg:x="11.384cm" svg:y="13.5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G = \{\mathcal{V},E\}</svg:desc>
          <draw:polygon draw:style-name="gr2" draw:layer="layout" svg:width="2.487cm" svg:height="0.49cm" svg:x="6.924cm" svg:y="14.342cm" svg:viewBox="0 0 2488 491" draw:points="1243,491 0,491 0,0 2488,0 2488,491">
            <text:p/>
          </draw:polygon>
          <draw:path draw:style-name="gr3" draw:layer="layout" svg:width="0.349cm" svg:height="0.357cm" svg:x="6.949cm" svg:y="14.364cm" svg:viewBox="0 0 350 358" svg:d="m350 6c0-3-1-6-6-6-1 0-2 0-8 6l-34 37c-4-7-28-43-82-43-109 0-220 109-220 222 0 79 55 136 134 136 21 0 44-5 62-12 24-10 34-20 42-30 6 11 18 30 22 30 3 0 5-2 5-2 0-1 5-19 8-29l8-38c3-8 6-17 7-25 6-23 6-24 34-24 3 0 8-1 8-10 0-4-2-5-7-5-11 0-40 1-51 1-16 0-54-1-69-1-4 0-10 0-10 9 0 6 4 6 14 6 2 0 16 0 27 0 12 1 15 4 15 10 0 4-5 26-11 45-13 54-77 60-94 60-47 0-99-28-99-104 0-15 4-96 56-161 26-33 74-63 123-63 50 0 80 38 80 96 0 19-2 19-2 25 0 4 6 4 7 4 7 0 7-2 9-10z">
            <text:p/>
          </draw:path>
          <draw:path draw:style-name="gr3" draw:layer="layout" svg:width="0.327cm" svg:height="0.114cm" svg:x="7.476cm" svg:y="14.531cm" svg:viewBox="0 0 328 115" svg:d="m311 20c7 0 17 0 17-10s-10-10-17-10h-294c-7 0-17 0-17 10s10 10 17 10zm0 95c7 0 17 0 17-10s-10-10-17-10h-294c-7 0-17 0-17 10s10 10 17 10z">
            <text:p/>
          </draw:path>
          <draw:path draw:style-name="gr3" draw:layer="layout" svg:width="0.174cm" svg:height="0.49cm" svg:x="8.002cm" svg:y="14.342cm" svg:viewBox="0 0 175 491" svg:d="m104 66c0-20 12-52 67-55 1-1 4-3 4-5 0-6-4-6-10-6-49 0-94 25-94 62v111c0 20 0 35-19 52-18 14-37 16-48 16-3 0-4 2-4 5 0 4 3 4 8 6 33 1 56 19 62 43 1 6 1 6 1 24v98c0 19 0 36 23 54 19 16 52 20 71 20 6 0 10 0 10-4 0-6-3-6-8-6-31-3-55-18-62-43-1-4-1-6-1-23v-103c0-22-5-31-20-48-10-9-24-14-38-18 41-11 58-35 58-63z">
            <text:p/>
          </draw:path>
          <draw:path draw:style-name="gr3" draw:layer="layout" svg:width="0.307cm" svg:height="0.357cm" svg:x="8.23cm" svg:y="14.376cm" svg:viewBox="0 0 308 358" svg:d="m116 294c7-60 7-105 7-112 0-35 0-182-89-182-17 0-34 14-34 21 0 3 3 3 10 4 71 6 77 119 77 174 0 50-6 109-13 142 0 6 0 6 0 9s0 8 3 8c6 0 125-91 188-186 25-38 43-82 43-115 0-42-28-57-48-57-14 0-21 31-21 38s3 7 9 7c32 4 39 31 39 42 0 40-87 141-171 207z">
            <text:p/>
          </draw:path>
          <draw:path draw:style-name="gr3" draw:layer="layout" svg:width="0.056cm" svg:height="0.146cm" svg:x="8.597cm" svg:y="14.658cm" svg:viewBox="0 0 57 147" svg:d="m57 52c0-32-12-52-30-52-17 0-27 13-27 27 0 12 10 25 27 25 5 0 11-2 16-6 2-1 2-1 3-1v7c0 36-17 66-33 82-5 4-5 6-5 7 0 4 2 6 5 6 5 0 44-38 44-95z">
            <text:p/>
          </draw:path>
          <draw:path draw:style-name="gr3" draw:layer="layout" svg:width="0.356cm" svg:height="0.333cm" svg:x="8.792cm" svg:y="14.377cm" svg:viewBox="0 0 357 334" svg:d="m329 220c1-3 3-6 3-7 0 0 0-6-6-6-4 0-5 3-7 7-31 73-49 105-133 105h-73c-7 0-7 0-11 0-4-1-5-1-5-6 0-1 0-2 2-11l34-134h48c42 0 42 11 42 22 0 4 0 10-3 25-2 2-2 3-2 5 0 2 2 5 6 5s6-1 8-10l28-114c0-3-2-6-7-6s-5 3-7 10c-9 36-18 47-64 47h-46l29-117c6-18 6-20 27-20h70c60 0 74 14 74 55 0 11 0 13-1 27 0 2 0 5 0 8s1 6 5 6c6 0 6-3 7-13l10-85c1-13-1-13-14-13h-248c-10 0-15 0-15 10 0 5 4 5 14 5 18 0 32 0 32 9 0 3 0 3-3 12l-64 261c-6 18-6 22-45 22-8 0-14 0-14 10 0 5 4 5 14 5h255c11 0 12 0 15-8z">
            <text:p/>
          </draw:path>
          <draw:path draw:style-name="gr3" draw:layer="layout" svg:width="0.174cm" svg:height="0.49cm" svg:x="9.201cm" svg:y="14.342cm" svg:viewBox="0 0 175 491" svg:d="m71 427c0 19-14 50-67 54-3 0-4 2-4 6s6 4 10 4c47 0 94-24 94-60v-113c0-19 0-35 19-51 18-14 37-15 48-15 1-2 4-3 4-6 0-5-3-5-8-5-33-3-56-20-62-44-1-5-1-7-1-25v-96c0-21 0-37-24-56-20-14-53-20-70-20-4 0-10 0-10 6 0 4 3 4 8 5 31 2 55 17 62 42 1 4 1 6 1 24v103c0 23 3 31 20 47 10 9 24 15 38 19-41 11-58 34-58 62z">
            <text:p/>
          </draw:path>
        </draw:g>
        <draw:g>
          <svg:title>TexMaths</svg:title>
          <svg:desc>14§display§\text{Subset of nodes}</svg:desc>
          <draw:polygon draw:style-name="gr2" draw:layer="layout" svg:width="3.367cm" svg:height="0.34cm" svg:x="11.669cm" svg:y="13.814cm" svg:viewBox="0 0 3368 341" draw:points="1684,341 0,341 0,0 3368,0 3368,341">
            <text:p/>
          </draw:polygon>
          <draw:path draw:style-name="gr3" draw:layer="layout" svg:width="0.217cm" svg:height="0.357cm" svg:x="11.697cm" svg:y="13.808cm" svg:viewBox="0 0 218 358" svg:d="m144 155-63-14c-31-8-50-35-50-63 0-35 26-64 66-64 82 0 92 80 95 102 1 3 1 7 7 7s5-3 5-13v-99c0-8 0-11-5-11-3 0-3 0-7 7l-17 28c-15-15-35-35-78-35-55 0-97 43-97 95 0 41 27 77 64 91 6 1 31 7 65 15 14 5 28 7 42 26 11 12 15 29 15 44 0 35-24 72-66 72-14 0-51-3-77-27-29-27-30-59-30-75-2-6-5-6-6-6-7 0-7 3-7 13v97c0 9 0 13 6 13 2 0 4-1 7-7 0 0 1-1 18-28 15 17 46 35 89 35 59 0 98-49 98-103 0-49-32-90-74-100z">
            <text:p/>
          </draw:path>
          <draw:path draw:style-name="gr3" draw:layer="layout" svg:width="0.247cm" svg:height="0.221cm" svg:x="11.959cm" svg:y="13.938cm" svg:viewBox="0 0 248 222" svg:d="m176 179v43l72-5v-16c-35 0-39-2-39-26v-175l-72 6v15c34 0 38 3 38 27v88c0 43-24 75-59 75-42 0-43-22-43-47v-164l-73 6v15c38 0 38 1 38 45v74c0 38 0 82 75 82 28 0 49-14 63-43z">
            <text:p/>
          </draw:path>
          <draw:path draw:style-name="gr3" draw:layer="layout" svg:width="0.241cm" svg:height="0.346cm" svg:x="12.229cm" svg:y="13.814cm" svg:viewBox="0 0 242 347" svg:d="m71 155v-155l-71 6v15c35 0 38 3 38 27v293h12c2 0 5-7 19-31 7 12 28 37 64 37 59 0 109-49 109-112s-47-111-103-111c-40 0-61 23-68 31zm2 130v-102c0-8 0-10 5-17 19-28 47-32 58-32 22 0 39 13 52 32s14 48 14 69c0 18-2 47-16 70-10 14-29 31-56 31-21 0-39-12-50-30-7-11-7-12-7-21z">
            <text:p/>
          </draw:path>
          <draw:path draw:style-name="gr3" draw:layer="layout" svg:width="0.16cm" svg:height="0.224cm" svg:x="12.505cm" svg:y="13.935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  <draw:path draw:style-name="gr3" draw:layer="layout" svg:width="0.189cm" svg:height="0.224cm" svg:x="12.696cm" svg:y="13.935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53cm" svg:height="0.307cm" svg:x="12.911cm" svg:y="13.853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17cm" svg:height="0.224cm" svg:x="13.27cm" svg:y="13.935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159cm" svg:height="0.346cm" svg:x="13.52cm" svg:y="13.808cm" svg:viewBox="0 0 160 347" svg:d="m70 134v-56c0-43 24-67 45-67 1 0 10 0 17 3-6 3-16 8-16 21 0 11 9 21 21 21 16 0 23-10 23-21 0-18-19-35-45-35-34 0-76 27-76 78v56h-39v16h39v159c0 22-5 22-39 22v16c20-2 43-2 56-2 20 0 43 0 63 2v-16h-10c-36 0-38-5-38-23v-158h56v-16z">
            <text:p/>
          </draw:path>
          <draw:path draw:style-name="gr3" draw:layer="layout" svg:width="0.247cm" svg:height="0.216cm" svg:x="13.833cm" svg:y="13.938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217cm" svg:height="0.224cm" svg:x="14.105cm" svg:y="13.935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241cm" svg:height="0.346cm" svg:x="14.366cm" svg:y="13.814cm" svg:viewBox="0 0 242 347" svg:d="m171 315v32l71-6v-15c-33 0-38-3-38-28v-298l-71 6v15c35 0 39 3 39 27v106c-15-17-36-30-63-30-57 0-109 48-109 111s48 112 105 112c31 0 53-17 66-32zm0-133v100c0 10 0 10-6 19-15 23-38 35-59 35-22 0-39-13-51-31-13-21-14-49-14-69 0-18 1-47 15-70 10-15 29-32 56-32 17 0 38 9 53 30 6 8 6 9 6 18z">
            <text:p/>
          </draw:path>
          <draw:path draw:style-name="gr3" draw:layer="layout" svg:width="0.189cm" svg:height="0.224cm" svg:x="14.638cm" svg:y="13.935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6cm" svg:height="0.224cm" svg:x="14.859cm" svg:y="13.935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</draw:g>
        <draw:g>
          <svg:title>TexMaths</svg:title>
          <svg:desc>14§display§\text{to label } \mathcal{S} \subseteq \mathcal{V}</svg:desc>
          <draw:polygon draw:style-name="gr2" draw:layer="layout" svg:width="3.122cm" svg:height="0.408cm" svg:x="11.788cm" svg:y="14.369cm" svg:viewBox="0 0 3123 409" draw:points="1561,409 0,409 0,0 3123,0 3123,409">
            <text:p/>
          </draw:polygon>
          <draw:path draw:style-name="gr3" draw:layer="layout" svg:width="0.153cm" svg:height="0.307cm" svg:x="11.798cm" svg:y="14.408cm" svg:viewBox="0 0 154 308" svg:d="m76 106h70v-15h-70v-91h-13c0 41-15 92-63 95v11h42v136c0 61 46 66 63 66 35 0 49-35 49-66v-28h-13v27c0 36-14 55-32 55-33 0-33-45-33-54z">
            <text:p/>
          </draw:path>
          <draw:path draw:style-name="gr3" draw:layer="layout" svg:width="0.217cm" svg:height="0.225cm" svg:x="11.994cm" svg:y="14.49cm" svg:viewBox="0 0 218 226" svg:d="m218 115c0-63-49-115-109-115-61 0-109 53-109 115 0 64 52 111 109 111 59 0 109-48 109-111zm-109 99c-21 0-43-11-56-33-12-21-12-52-12-70s0-45 12-68 37-32 56-32c21 0 42 10 55 32 14 21 14 49 14 68s0 44-11 67c-12 21-33 36-58 36z">
            <text:p/>
          </draw:path>
          <draw:path draw:style-name="gr3" draw:layer="layout" svg:width="0.108cm" svg:height="0.341cm" svg:x="12.405cm" svg:y="14.369cm" svg:viewBox="0 0 109 342" svg:d="m71 0-71 6v15c35 0 38 3 38 27v256c0 22-4 22-38 22v16c17 0 42-2 55-2s36 2 54 2v-16c-33 0-38 0-38-22z">
            <text:p/>
          </draw:path>
          <draw:path draw:style-name="gr3" draw:layer="layout" svg:width="0.222cm" svg:height="0.225cm" svg:x="12.547cm" svg:y="14.49cm" svg:viewBox="0 0 223 226" svg:d="m143 183c3 20 15 41 39 41 10 0 41-7 41-48v-28h-13v28c0 30-13 33-18 33-17 0-18-23-18-26v-98c0-21 0-40-19-58s-43-27-67-27c-40 0-74 24-74 56 0 14 10 22 22 22 14 0 24-9 24-22 0-6-3-22-25-22 13-17 36-23 53-23 24 0 52 18 52 63v18c-25 2-60 3-91 17-36 17-49 44-49 65 0 40 48 52 78 52 33 0 56-20 65-43zm-3-81v49c0 48-35 65-57 65-26 0-45-19-45-42 0-28 21-69 102-72z">
            <text:p/>
          </draw:path>
          <draw:path draw:style-name="gr3" draw:layer="layout" svg:width="0.241cm" svg:height="0.346cm" svg:x="12.786cm" svg:y="14.369cm" svg:viewBox="0 0 242 347" svg:d="m71 155v-155l-71 6v15c35 0 38 3 38 27v294h12c2 0 5-7 19-31 7 11 28 36 64 36 59 0 109-49 109-112s-47-110-103-110c-40 0-61 22-68 30zm2 131v-103c0-8 0-9 5-16 19-28 47-33 58-33 22 0 39 13 52 33s14 47 14 68c0 19-2 48-16 70-10 14-29 31-56 31-21 0-39-11-50-29-7-11-7-13-7-21z">
            <text:p/>
          </draw:path>
          <draw:path draw:style-name="gr3" draw:layer="layout" svg:width="0.189cm" svg:height="0.225cm" svg:x="13.073cm" svg:y="14.49cm" svg:viewBox="0 0 190 226" svg:d="m42 97c3-73 43-86 60-86 51 0 56 66 56 86zm-1 9h137c11 0 12 0 12-9 0-49-26-97-88-97-57 0-102 50-102 112 0 66 52 114 108 114 60 0 82-55 82-64 0-5-4-7-7-7-4 0-4 5-5 7-17 52-62 52-67 52-24 0-44-15-55-33-15-24-15-56-15-75z">
            <text:p/>
          </draw:path>
          <draw:path draw:style-name="gr3" draw:layer="layout" svg:width="0.108cm" svg:height="0.341cm" svg:x="13.294cm" svg:y="14.369cm" svg:viewBox="0 0 109 342" svg:d="m71 0-71 6v15c35 0 38 3 38 27v256c0 22-4 22-38 22v16c17 0 42-2 55-2s36 2 54 2v-16c-33 0-38 0-38-22z">
            <text:p/>
          </draw:path>
          <draw:path draw:style-name="gr3" draw:layer="layout" svg:width="0.306cm" svg:height="0.358cm" svg:x="13.587cm" svg:y="14.363cm" svg:viewBox="0 0 307 359" svg:d="m48 240c5-3 23-14 23-21 0-3-2-3-7-3-16 0-64 21-64 70 0 36 39 73 99 73 82 0 174-56 174-124 0-46-49-70-90-87-33-15-56-36-56-64 0-10 5-29 20-42 14-14 42-15 49-15 6 0 27 1 48 9 8 6 21 12 21 33 0 7 0 9-2 14 0 1-1 4-1 5 0 3 3 3 5 3 6 0 19-4 28-13 6-5 12-11 12-30 0-24-13-31-26-37-23-11-46-11-53-11-64 0-143 49-143 105 0 42 42 62 66 71 35 16 80 40 80 80 0 34-24 75-98 75-50 0-91-33-91-66 0-9 3-18 6-25z">
            <text:p/>
          </draw:path>
          <draw:path draw:style-name="gr3" draw:layer="layout" svg:width="0.3cm" svg:height="0.38cm" svg:x="14.091cm" svg:y="14.398cm" svg:viewBox="0 0 301 381" svg:d="m283 20c8 0 18 0 18-10s-10-10-18-10h-132c-85 0-151 64-151 143s69 141 151 141h132c8 0 18 0 18-9s-10-10-18-10h-130c-79 0-133-58-133-122 0-67 56-123 133-123zm-256 341c-9 0-17 0-17 10s8 10 17 10h256c8 0 18 0 18-10s-10-10-18-10z">
            <text:p/>
          </draw:path>
          <draw:path draw:style-name="gr3" draw:layer="layout" svg:width="0.307cm" svg:height="0.358cm" svg:x="14.586cm" svg:y="14.374cm" svg:viewBox="0 0 308 359" svg:d="m116 294c7-60 7-105 7-112 0-35 0-182-89-182-17 0-34 14-34 21 0 3 3 3 10 4 71 6 77 119 77 174 0 50-6 109-13 143 0 5 0 5 0 8s0 9 3 9c6 0 125-91 188-187 25-38 43-82 43-115 0-42-28-57-48-57-14 0-21 31-21 38s3 7 9 7c32 4 39 31 39 42 0 40-87 141-171 207z">
            <text:p/>
          </draw:path>
        </draw:g>
        <draw:custom-shape draw:style-name="gr1" draw:text-style-name="P1" draw:layer="layout" svg:width="4.038cm" svg:height="1.397cm" svg:x="11.384cm" svg:y="13.57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Subset of nodes}</svg:desc>
          <draw:polygon draw:style-name="gr2" draw:layer="layout" svg:width="3.367cm" svg:height="0.34cm" svg:x="11.669cm" svg:y="13.815cm" svg:viewBox="0 0 3368 341" draw:points="1684,341 0,341 0,0 3368,0 3368,341">
            <text:p/>
          </draw:polygon>
          <draw:path draw:style-name="gr3" draw:layer="layout" svg:width="0.217cm" svg:height="0.357cm" svg:x="11.697cm" svg:y="13.809cm" svg:viewBox="0 0 218 358" svg:d="m144 155-63-14c-31-8-50-35-50-63 0-35 26-64 66-64 82 0 92 80 95 102 1 3 1 7 7 7s5-3 5-13v-99c0-8 0-11-5-11-3 0-3 0-7 7l-17 28c-15-15-35-35-78-35-55 0-97 43-97 95 0 41 27 77 64 91 6 1 31 7 65 15 14 5 28 7 42 26 11 12 15 29 15 44 0 35-24 72-66 72-14 0-51-3-77-27-29-27-30-59-30-75-2-6-5-6-6-6-7 0-7 3-7 13v97c0 9 0 13 6 13 2 0 4-1 7-7 0 0 1-1 18-28 15 17 46 35 89 35 59 0 98-49 98-103 0-49-32-90-74-100z">
            <text:p/>
          </draw:path>
          <draw:path draw:style-name="gr3" draw:layer="layout" svg:width="0.247cm" svg:height="0.221cm" svg:x="11.959cm" svg:y="13.939cm" svg:viewBox="0 0 248 222" svg:d="m176 179v43l72-5v-16c-35 0-39-2-39-26v-175l-72 6v15c34 0 38 3 38 27v88c0 43-24 75-59 75-42 0-43-22-43-47v-164l-73 6v15c38 0 38 1 38 45v74c0 38 0 82 75 82 28 0 49-14 63-43z">
            <text:p/>
          </draw:path>
          <draw:path draw:style-name="gr3" draw:layer="layout" svg:width="0.241cm" svg:height="0.346cm" svg:x="12.229cm" svg:y="13.815cm" svg:viewBox="0 0 242 347" svg:d="m71 155v-155l-71 6v15c35 0 38 3 38 27v293h12c2 0 5-7 19-31 7 12 28 37 64 37 59 0 109-49 109-112s-47-111-103-111c-40 0-61 23-68 31zm2 130v-102c0-8 0-10 5-17 19-28 47-32 58-32 22 0 39 13 52 32s14 48 14 69c0 18-2 47-16 70-10 14-29 31-56 31-21 0-39-12-50-30-7-11-7-12-7-21z">
            <text:p/>
          </draw:path>
          <draw:path draw:style-name="gr3" draw:layer="layout" svg:width="0.16cm" svg:height="0.224cm" svg:x="12.505cm" svg:y="13.936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  <draw:path draw:style-name="gr3" draw:layer="layout" svg:width="0.189cm" svg:height="0.224cm" svg:x="12.696cm" svg:y="13.936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53cm" svg:height="0.307cm" svg:x="12.911cm" svg:y="13.854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17cm" svg:height="0.224cm" svg:x="13.27cm" svg:y="13.936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159cm" svg:height="0.346cm" svg:x="13.52cm" svg:y="13.809cm" svg:viewBox="0 0 160 347" svg:d="m70 134v-56c0-43 24-67 45-67 1 0 10 0 17 3-6 3-16 8-16 21 0 11 9 21 21 21 16 0 23-10 23-21 0-18-19-35-45-35-34 0-76 27-76 78v56h-39v16h39v159c0 22-5 22-39 22v16c20-2 43-2 56-2 20 0 43 0 63 2v-16h-10c-36 0-38-5-38-23v-158h56v-16z">
            <text:p/>
          </draw:path>
          <draw:path draw:style-name="gr3" draw:layer="layout" svg:width="0.247cm" svg:height="0.216cm" svg:x="13.833cm" svg:y="13.939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217cm" svg:height="0.224cm" svg:x="14.105cm" svg:y="13.936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241cm" svg:height="0.346cm" svg:x="14.366cm" svg:y="13.815cm" svg:viewBox="0 0 242 347" svg:d="m171 315v32l71-6v-15c-33 0-38-3-38-28v-298l-71 6v15c35 0 39 3 39 27v106c-15-17-36-30-63-30-57 0-109 48-109 111s48 112 105 112c31 0 53-17 66-32zm0-133v100c0 10 0 10-6 19-15 23-38 35-59 35-22 0-39-13-51-31-13-21-14-49-14-69 0-18 1-47 15-70 10-15 29-32 56-32 17 0 38 9 53 30 6 8 6 9 6 18z">
            <text:p/>
          </draw:path>
          <draw:path draw:style-name="gr3" draw:layer="layout" svg:width="0.189cm" svg:height="0.224cm" svg:x="14.638cm" svg:y="13.936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6cm" svg:height="0.224cm" svg:x="14.859cm" svg:y="13.936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</draw:g>
        <draw:g>
          <svg:title>TexMaths</svg:title>
          <svg:desc>14§display§\text{to label } \mathcal{S} \subseteq \mathcal{V}</svg:desc>
          <draw:polygon draw:style-name="gr2" draw:layer="layout" svg:width="3.122cm" svg:height="0.408cm" svg:x="11.788cm" svg:y="14.37cm" svg:viewBox="0 0 3123 409" draw:points="1561,409 0,409 0,0 3123,0 3123,409">
            <text:p/>
          </draw:polygon>
          <draw:path draw:style-name="gr3" draw:layer="layout" svg:width="0.153cm" svg:height="0.307cm" svg:x="11.798cm" svg:y="14.409cm" svg:viewBox="0 0 154 308" svg:d="m76 106h70v-15h-70v-91h-13c0 41-15 92-63 95v11h42v136c0 61 46 66 63 66 35 0 49-35 49-66v-28h-13v27c0 36-14 55-32 55-33 0-33-45-33-54z">
            <text:p/>
          </draw:path>
          <draw:path draw:style-name="gr3" draw:layer="layout" svg:width="0.217cm" svg:height="0.225cm" svg:x="11.994cm" svg:y="14.491cm" svg:viewBox="0 0 218 226" svg:d="m218 115c0-63-49-115-109-115-61 0-109 53-109 115 0 64 52 111 109 111 59 0 109-48 109-111zm-109 99c-21 0-43-11-56-33-12-21-12-52-12-70s0-45 12-68 37-32 56-32c21 0 42 10 55 32 14 21 14 49 14 68s0 44-11 67c-12 21-33 36-58 36z">
            <text:p/>
          </draw:path>
          <draw:path draw:style-name="gr3" draw:layer="layout" svg:width="0.108cm" svg:height="0.341cm" svg:x="12.405cm" svg:y="14.37cm" svg:viewBox="0 0 109 342" svg:d="m71 0-71 6v15c35 0 38 3 38 27v256c0 22-4 22-38 22v16c17 0 42-2 55-2s36 2 54 2v-16c-33 0-38 0-38-22z">
            <text:p/>
          </draw:path>
          <draw:path draw:style-name="gr3" draw:layer="layout" svg:width="0.222cm" svg:height="0.225cm" svg:x="12.547cm" svg:y="14.491cm" svg:viewBox="0 0 223 226" svg:d="m143 183c3 20 15 41 39 41 10 0 41-7 41-48v-28h-13v28c0 30-13 33-18 33-17 0-18-23-18-26v-98c0-21 0-40-19-58s-43-27-67-27c-40 0-74 24-74 56 0 14 10 22 22 22 14 0 24-9 24-22 0-6-3-22-25-22 13-17 36-23 53-23 24 0 52 18 52 63v18c-25 2-60 3-91 17-36 17-49 44-49 65 0 40 48 52 78 52 33 0 56-20 65-43zm-3-81v49c0 48-35 65-57 65-26 0-45-19-45-42 0-28 21-69 102-72z">
            <text:p/>
          </draw:path>
          <draw:path draw:style-name="gr3" draw:layer="layout" svg:width="0.241cm" svg:height="0.346cm" svg:x="12.786cm" svg:y="14.37cm" svg:viewBox="0 0 242 347" svg:d="m71 155v-155l-71 6v15c35 0 38 3 38 27v294h12c2 0 5-7 19-31 7 11 28 36 64 36 59 0 109-49 109-112s-47-110-103-110c-40 0-61 22-68 30zm2 131v-103c0-8 0-9 5-16 19-28 47-33 58-33 22 0 39 13 52 33s14 47 14 68c0 19-2 48-16 70-10 14-29 31-56 31-21 0-39-11-50-29-7-11-7-13-7-21z">
            <text:p/>
          </draw:path>
          <draw:path draw:style-name="gr3" draw:layer="layout" svg:width="0.189cm" svg:height="0.225cm" svg:x="13.073cm" svg:y="14.491cm" svg:viewBox="0 0 190 226" svg:d="m42 97c3-73 43-86 60-86 51 0 56 66 56 86zm-1 9h137c11 0 12 0 12-9 0-49-26-97-88-97-57 0-102 50-102 112 0 66 52 114 108 114 60 0 82-55 82-64 0-5-4-7-7-7-4 0-4 5-5 7-17 52-62 52-67 52-24 0-44-15-55-33-15-24-15-56-15-75z">
            <text:p/>
          </draw:path>
          <draw:path draw:style-name="gr3" draw:layer="layout" svg:width="0.108cm" svg:height="0.341cm" svg:x="13.294cm" svg:y="14.37cm" svg:viewBox="0 0 109 342" svg:d="m71 0-71 6v15c35 0 38 3 38 27v256c0 22-4 22-38 22v16c17 0 42-2 55-2s36 2 54 2v-16c-33 0-38 0-38-22z">
            <text:p/>
          </draw:path>
          <draw:path draw:style-name="gr3" draw:layer="layout" svg:width="0.306cm" svg:height="0.358cm" svg:x="13.587cm" svg:y="14.364cm" svg:viewBox="0 0 307 359" svg:d="m48 240c5-3 23-14 23-21 0-3-2-3-7-3-16 0-64 21-64 70 0 36 39 73 99 73 82 0 174-56 174-124 0-46-49-70-90-87-33-15-56-36-56-64 0-10 5-29 20-42 14-14 42-15 49-15 6 0 27 1 48 9 8 6 21 12 21 33 0 7 0 9-2 14 0 1-1 4-1 5 0 3 3 3 5 3 6 0 19-4 28-13 6-5 12-11 12-30 0-24-13-31-26-37-23-11-46-11-53-11-64 0-143 49-143 105 0 42 42 62 66 71 35 16 80 40 80 80 0 34-24 75-98 75-50 0-91-33-91-66 0-9 3-18 6-25z">
            <text:p/>
          </draw:path>
          <draw:path draw:style-name="gr3" draw:layer="layout" svg:width="0.3cm" svg:height="0.38cm" svg:x="14.091cm" svg:y="14.399cm" svg:viewBox="0 0 301 381" svg:d="m283 20c8 0 18 0 18-10s-10-10-18-10h-132c-85 0-151 64-151 143s69 141 151 141h132c8 0 18 0 18-9s-10-10-18-10h-130c-79 0-133-58-133-122 0-67 56-123 133-123zm-256 341c-9 0-17 0-17 10s8 10 17 10h256c8 0 18 0 18-10s-10-10-18-10z">
            <text:p/>
          </draw:path>
          <draw:path draw:style-name="gr3" draw:layer="layout" svg:width="0.307cm" svg:height="0.358cm" svg:x="14.586cm" svg:y="14.375cm" svg:viewBox="0 0 308 359" svg:d="m116 294c7-60 7-105 7-112 0-35 0-182-89-182-17 0-34 14-34 21 0 3 3 3 10 4 71 6 77 119 77 174 0 50-6 109-13 143 0 5 0 5 0 8s0 9 3 9c6 0 125-91 188-187 25-38 43-82 43-115 0-42-28-57-48-57-14 0-21 31-21 38s3 7 9 7c32 4 39 31 39 42 0 40-87 141-171 207z">
            <text:p/>
          </draw:path>
        </draw:g>
        <draw:custom-shape draw:style-name="gr1" draw:text-style-name="P1" draw:layer="layout" svg:width="4.038cm" svg:height="1.397cm" svg:x="11.384cm" svg:y="13.57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Subset of nodes}</svg:desc>
          <draw:polygon draw:style-name="gr2" draw:layer="layout" svg:width="3.367cm" svg:height="0.34cm" svg:x="11.669cm" svg:y="13.815cm" svg:viewBox="0 0 3368 341" draw:points="1684,341 0,341 0,0 3368,0 3368,341">
            <text:p/>
          </draw:polygon>
          <draw:path draw:style-name="gr3" draw:layer="layout" svg:width="0.217cm" svg:height="0.357cm" svg:x="11.697cm" svg:y="13.809cm" svg:viewBox="0 0 218 358" svg:d="m144 155-63-14c-31-8-50-35-50-63 0-35 26-64 66-64 82 0 92 80 95 102 1 3 1 7 7 7s5-3 5-13v-99c0-8 0-11-5-11-3 0-3 0-7 7l-17 28c-15-15-35-35-78-35-55 0-97 43-97 95 0 41 27 77 64 91 6 1 31 7 65 15 14 5 28 7 42 26 11 12 15 29 15 44 0 35-24 72-66 72-14 0-51-3-77-27-29-27-30-59-30-75-2-6-5-6-6-6-7 0-7 3-7 13v97c0 9 0 13 6 13 2 0 4-1 7-7 0 0 1-1 18-28 15 17 46 35 89 35 59 0 98-49 98-103 0-49-32-90-74-100z">
            <text:p/>
          </draw:path>
          <draw:path draw:style-name="gr3" draw:layer="layout" svg:width="0.247cm" svg:height="0.221cm" svg:x="11.959cm" svg:y="13.939cm" svg:viewBox="0 0 248 222" svg:d="m176 179v43l72-5v-16c-35 0-39-2-39-26v-175l-72 6v15c34 0 38 3 38 27v88c0 43-24 75-59 75-42 0-43-22-43-47v-164l-73 6v15c38 0 38 1 38 45v74c0 38 0 82 75 82 28 0 49-14 63-43z">
            <text:p/>
          </draw:path>
          <draw:path draw:style-name="gr3" draw:layer="layout" svg:width="0.241cm" svg:height="0.346cm" svg:x="12.229cm" svg:y="13.815cm" svg:viewBox="0 0 242 347" svg:d="m71 155v-155l-71 6v15c35 0 38 3 38 27v293h12c2 0 5-7 19-31 7 12 28 37 64 37 59 0 109-49 109-112s-47-111-103-111c-40 0-61 23-68 31zm2 130v-102c0-8 0-10 5-17 19-28 47-32 58-32 22 0 39 13 52 32s14 48 14 69c0 18-2 47-16 70-10 14-29 31-56 31-21 0-39-12-50-30-7-11-7-12-7-21z">
            <text:p/>
          </draw:path>
          <draw:path draw:style-name="gr3" draw:layer="layout" svg:width="0.16cm" svg:height="0.224cm" svg:x="12.505cm" svg:y="13.936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  <draw:path draw:style-name="gr3" draw:layer="layout" svg:width="0.189cm" svg:height="0.224cm" svg:x="12.696cm" svg:y="13.936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53cm" svg:height="0.307cm" svg:x="12.911cm" svg:y="13.854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17cm" svg:height="0.224cm" svg:x="13.27cm" svg:y="13.936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159cm" svg:height="0.346cm" svg:x="13.52cm" svg:y="13.809cm" svg:viewBox="0 0 160 347" svg:d="m70 134v-56c0-43 24-67 45-67 1 0 10 0 17 3-6 3-16 8-16 21 0 11 9 21 21 21 16 0 23-10 23-21 0-18-19-35-45-35-34 0-76 27-76 78v56h-39v16h39v159c0 22-5 22-39 22v16c20-2 43-2 56-2 20 0 43 0 63 2v-16h-10c-36 0-38-5-38-23v-158h56v-16z">
            <text:p/>
          </draw:path>
          <draw:path draw:style-name="gr3" draw:layer="layout" svg:width="0.247cm" svg:height="0.216cm" svg:x="13.833cm" svg:y="13.939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217cm" svg:height="0.224cm" svg:x="14.105cm" svg:y="13.936cm" svg:viewBox="0 0 218 225" svg:d="m218 115c0-63-49-115-109-115-61 0-109 53-109 115 0 64 52 110 109 110 59 0 109-47 109-110zm-109 99c-21 0-43-11-56-34-12-21-12-51-12-70s0-44 12-67 37-32 56-32c21 0 42 10 55 32 14 21 14 49 14 67s0 45-11 68c-12 21-33 36-58 36z">
            <text:p/>
          </draw:path>
          <draw:path draw:style-name="gr3" draw:layer="layout" svg:width="0.241cm" svg:height="0.346cm" svg:x="14.366cm" svg:y="13.815cm" svg:viewBox="0 0 242 347" svg:d="m171 315v32l71-6v-15c-33 0-38-3-38-28v-298l-71 6v15c35 0 39 3 39 27v106c-15-17-36-30-63-30-57 0-109 48-109 111s48 112 105 112c31 0 53-17 66-32zm0-133v100c0 10 0 10-6 19-15 23-38 35-59 35-22 0-39-13-51-31-13-21-14-49-14-69 0-18 1-47 15-70 10-15 29-32 56-32 17 0 38 9 53 30 6 8 6 9 6 18z">
            <text:p/>
          </draw:path>
          <draw:path draw:style-name="gr3" draw:layer="layout" svg:width="0.189cm" svg:height="0.224cm" svg:x="14.638cm" svg:y="13.936cm" svg:viewBox="0 0 190 225" svg:d="m42 96c3-72 43-85 60-85 51 0 56 66 56 85zm-1 10h137c11 0 12 0 12-10 0-48-26-96-88-96-57 0-102 50-102 112 0 66 52 113 108 113 60 0 82-54 82-63 0-5-4-7-7-7-4 0-4 4-5 7-17 52-62 52-67 52-24 0-44-15-55-34-15-23-15-56-15-74z">
            <text:p/>
          </draw:path>
          <draw:path draw:style-name="gr3" draw:layer="layout" svg:width="0.16cm" svg:height="0.224cm" svg:x="14.859cm" svg:y="13.936cm" svg:viewBox="0 0 161 225" svg:d="m87 124c10 3 50 10 50 47 0 25-17 44-56 44-40 0-59-28-68-70-2-7-2-8-6-8-7 0-7 3-7 11v66c0 8 0 11 6 11 2 0 2 0 12-10 0 0 0-1 10-11 21 21 43 21 53 21 58 0 80-32 80-68 0-26-15-41-21-47-15-15-35-19-56-23-28-6-60-11-60-41 0-17 12-36 54-36 55 0 58 43 58 59 1 4 5 4 7 4 5 0 5-2 5-11v-51c0-8 0-11-5-11-2 0-3 0-10 6-1 2-6 7-8 8-19-14-38-14-47-14-60 0-78 34-78 60 0 18 8 31 21 42 15 13 29 15 66 22z">
            <text:p/>
          </draw:path>
        </draw:g>
        <draw:g>
          <svg:title>TexMaths</svg:title>
          <svg:desc>14§display§\text{to label } \mathcal{S} \subseteq \mathcal{V}</svg:desc>
          <draw:polygon draw:style-name="gr2" draw:layer="layout" svg:width="3.122cm" svg:height="0.408cm" svg:x="11.788cm" svg:y="14.37cm" svg:viewBox="0 0 3123 409" draw:points="1561,409 0,409 0,0 3123,0 3123,409">
            <text:p/>
          </draw:polygon>
          <draw:path draw:style-name="gr3" draw:layer="layout" svg:width="0.153cm" svg:height="0.307cm" svg:x="11.798cm" svg:y="14.409cm" svg:viewBox="0 0 154 308" svg:d="m76 106h70v-15h-70v-91h-13c0 41-15 92-63 95v11h42v136c0 61 46 66 63 66 35 0 49-35 49-66v-28h-13v27c0 36-14 55-32 55-33 0-33-45-33-54z">
            <text:p/>
          </draw:path>
          <draw:path draw:style-name="gr3" draw:layer="layout" svg:width="0.217cm" svg:height="0.225cm" svg:x="11.994cm" svg:y="14.491cm" svg:viewBox="0 0 218 226" svg:d="m218 115c0-63-49-115-109-115-61 0-109 53-109 115 0 64 52 111 109 111 59 0 109-48 109-111zm-109 99c-21 0-43-11-56-33-12-21-12-52-12-70s0-45 12-68 37-32 56-32c21 0 42 10 55 32 14 21 14 49 14 68s0 44-11 67c-12 21-33 36-58 36z">
            <text:p/>
          </draw:path>
          <draw:path draw:style-name="gr3" draw:layer="layout" svg:width="0.108cm" svg:height="0.341cm" svg:x="12.405cm" svg:y="14.37cm" svg:viewBox="0 0 109 342" svg:d="m71 0-71 6v15c35 0 38 3 38 27v256c0 22-4 22-38 22v16c17 0 42-2 55-2s36 2 54 2v-16c-33 0-38 0-38-22z">
            <text:p/>
          </draw:path>
          <draw:path draw:style-name="gr3" draw:layer="layout" svg:width="0.222cm" svg:height="0.225cm" svg:x="12.547cm" svg:y="14.491cm" svg:viewBox="0 0 223 226" svg:d="m143 183c3 20 15 41 39 41 10 0 41-7 41-48v-28h-13v28c0 30-13 33-18 33-17 0-18-23-18-26v-98c0-21 0-40-19-58s-43-27-67-27c-40 0-74 24-74 56 0 14 10 22 22 22 14 0 24-9 24-22 0-6-3-22-25-22 13-17 36-23 53-23 24 0 52 18 52 63v18c-25 2-60 3-91 17-36 17-49 44-49 65 0 40 48 52 78 52 33 0 56-20 65-43zm-3-81v49c0 48-35 65-57 65-26 0-45-19-45-42 0-28 21-69 102-72z">
            <text:p/>
          </draw:path>
          <draw:path draw:style-name="gr3" draw:layer="layout" svg:width="0.241cm" svg:height="0.346cm" svg:x="12.786cm" svg:y="14.37cm" svg:viewBox="0 0 242 347" svg:d="m71 155v-155l-71 6v15c35 0 38 3 38 27v294h12c2 0 5-7 19-31 7 11 28 36 64 36 59 0 109-49 109-112s-47-110-103-110c-40 0-61 22-68 30zm2 131v-103c0-8 0-9 5-16 19-28 47-33 58-33 22 0 39 13 52 33s14 47 14 68c0 19-2 48-16 70-10 14-29 31-56 31-21 0-39-11-50-29-7-11-7-13-7-21z">
            <text:p/>
          </draw:path>
          <draw:path draw:style-name="gr3" draw:layer="layout" svg:width="0.189cm" svg:height="0.225cm" svg:x="13.073cm" svg:y="14.491cm" svg:viewBox="0 0 190 226" svg:d="m42 97c3-73 43-86 60-86 51 0 56 66 56 86zm-1 9h137c11 0 12 0 12-9 0-49-26-97-88-97-57 0-102 50-102 112 0 66 52 114 108 114 60 0 82-55 82-64 0-5-4-7-7-7-4 0-4 5-5 7-17 52-62 52-67 52-24 0-44-15-55-33-15-24-15-56-15-75z">
            <text:p/>
          </draw:path>
          <draw:path draw:style-name="gr3" draw:layer="layout" svg:width="0.108cm" svg:height="0.341cm" svg:x="13.294cm" svg:y="14.37cm" svg:viewBox="0 0 109 342" svg:d="m71 0-71 6v15c35 0 38 3 38 27v256c0 22-4 22-38 22v16c17 0 42-2 55-2s36 2 54 2v-16c-33 0-38 0-38-22z">
            <text:p/>
          </draw:path>
          <draw:path draw:style-name="gr3" draw:layer="layout" svg:width="0.306cm" svg:height="0.358cm" svg:x="13.587cm" svg:y="14.364cm" svg:viewBox="0 0 307 359" svg:d="m48 240c5-3 23-14 23-21 0-3-2-3-7-3-16 0-64 21-64 70 0 36 39 73 99 73 82 0 174-56 174-124 0-46-49-70-90-87-33-15-56-36-56-64 0-10 5-29 20-42 14-14 42-15 49-15 6 0 27 1 48 9 8 6 21 12 21 33 0 7 0 9-2 14 0 1-1 4-1 5 0 3 3 3 5 3 6 0 19-4 28-13 6-5 12-11 12-30 0-24-13-31-26-37-23-11-46-11-53-11-64 0-143 49-143 105 0 42 42 62 66 71 35 16 80 40 80 80 0 34-24 75-98 75-50 0-91-33-91-66 0-9 3-18 6-25z">
            <text:p/>
          </draw:path>
          <draw:path draw:style-name="gr3" draw:layer="layout" svg:width="0.3cm" svg:height="0.38cm" svg:x="14.091cm" svg:y="14.399cm" svg:viewBox="0 0 301 381" svg:d="m283 20c8 0 18 0 18-10s-10-10-18-10h-132c-85 0-151 64-151 143s69 141 151 141h132c8 0 18 0 18-9s-10-10-18-10h-130c-79 0-133-58-133-122 0-67 56-123 133-123zm-256 341c-9 0-17 0-17 10s8 10 17 10h256c8 0 18 0 18-10s-10-10-18-10z">
            <text:p/>
          </draw:path>
          <draw:path draw:style-name="gr3" draw:layer="layout" svg:width="0.307cm" svg:height="0.358cm" svg:x="14.586cm" svg:y="14.375cm" svg:viewBox="0 0 308 359" svg:d="m116 294c7-60 7-105 7-112 0-35 0-182-89-182-17 0-34 14-34 21 0 3 3 3 10 4 71 6 77 119 77 174 0 50-6 109-13 143 0 5 0 5 0 8s0 9 3 9c6 0 125-91 188-187 25-38 43-82 43-115 0-42-28-57-48-57-14 0-21 31-21 38s3 7 9 7c32 4 39 31 39 42 0 40-87 141-171 207z">
            <text:p/>
          </draw:path>
        </draw:g>
        <draw:custom-shape draw:style-name="gr1" draw:text-style-name="P1" draw:layer="layout" svg:width="4.106cm" svg:height="1.397cm" svg:x="16.484cm" svg:y="13.5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Predict the labels}</svg:desc>
          <draw:polygon draw:style-name="gr2" draw:layer="layout" svg:width="3.796cm" svg:height="0.34cm" svg:x="16.59cm" svg:y="13.811cm" svg:viewBox="0 0 3797 341" draw:points="1899,341 0,341 0,0 3797,0 3797,341">
            <text:p/>
          </draw:polygon>
          <draw:path draw:style-name="gr3" draw:layer="layout" svg:width="0.289cm" svg:height="0.335cm" svg:x="16.607cm" svg:y="13.817cm" svg:viewBox="0 0 290 336" svg:d="m94 180h84c59 0 112-39 112-89 0-48-49-91-116-91h-174v15h11c38 0 39 6 39 23v260c0 17-1 22-39 22h-11v16c17-2 53-2 73-2 18 0 54 0 73 2v-16h-13c-38 0-39-5-39-22zm-2-12v-133c0-17 2-20 26-20h43c78 0 78 52 78 76s0 77-78 77z">
            <text:p/>
          </draw:path>
          <draw:path draw:style-name="gr3" draw:layer="layout" svg:width="0.164cm" svg:height="0.216cm" svg:x="16.939cm" svg:y="13.936cm" svg:viewBox="0 0 165 217" svg:d="m69 55v-55l-69 6v15c35 0 38 3 38 27v132c0 21-4 21-38 21v16c20 0 42-2 56-2 20 0 43 0 63 2v-16h-11c-37 0-37-4-37-22v-75c0-49 20-93 58-93 4 0 4 0 5 0-1 0-11 7-11 20 0 14 10 21 21 21 9 0 21-6 21-23 0-15-15-29-36-29-37 0-53 34-60 55z">
            <text:p/>
          </draw:path>
          <draw:path draw:style-name="gr3" draw:layer="layout" svg:width="0.189cm" svg:height="0.224cm" svg:x="17.132cm" svg:y="13.933cm" svg:viewBox="0 0 190 225" svg:d="m42 97c3-73 43-86 60-86 51 0 56 66 56 86zm-1 9h137c11 0 12 0 12-9 0-49-26-97-88-97-57 0-102 50-102 112 0 66 52 113 108 113 60 0 82-54 82-63 0-5-4-7-7-7-4 0-4 5-5 7-17 52-62 52-67 52-24 0-44-15-55-34-15-23-15-55-15-74z">
            <text:p/>
          </draw:path>
          <draw:path draw:style-name="gr3" draw:layer="layout" svg:width="0.241cm" svg:height="0.346cm" svg:x="17.353cm" svg:y="13.811cm" svg:viewBox="0 0 242 347" svg:d="m171 315v32l71-6v-15c-33 0-38-3-38-28v-298l-71 6v15c35 0 39 3 39 27v106c-15-17-36-29-63-29-57 0-109 47-109 110s48 112 105 112c31 0 53-17 66-32zm0-133v101c0 9 0 9-6 18-15 24-38 35-59 35-22 0-39-13-51-31-13-21-14-49-14-69 0-18 1-47 15-69 10-16 29-33 56-33 17 0 38 9 53 30 6 8 6 9 6 18z">
            <text:p/>
          </draw:path>
          <draw:path draw:style-name="gr3" draw:layer="layout" svg:width="0.104cm" svg:height="0.328cm" svg:x="17.626cm" svg:y="13.824cm" svg:viewBox="0 0 105 329" svg:d="m71 112-70 6v15c33 0 37 3 37 27v131c0 22-4 22-38 22v16c15 0 42-2 55-2 16 0 33 2 50 2v-16c-32 0-34-2-34-21zm2-85c0-17-13-27-27-27-15 0-25 13-25 27 0 12 10 25 25 25 14 0 27-10 27-25z">
            <text:p/>
          </draw:path>
          <draw:path draw:style-name="gr3" draw:layer="layout" svg:width="0.187cm" svg:height="0.224cm" svg:x="17.763cm" svg:y="13.933cm" svg:viewBox="0 0 188 225" svg:d="m41 113c0-79 40-100 67-100 4 0 35 0 52 18-20 1-23 15-23 22 0 13 9 23 23 23 12 0 22-9 22-23 0-33-38-53-76-53-61 0-106 53-106 115 0 63 49 110 106 110 66 0 82-58 82-63 0-5-6-5-7-5-5 0-6 3-6 5-14 45-46 52-64 52-27 0-70-22-70-101z">
            <text:p/>
          </draw:path>
          <draw:path draw:style-name="gr3" draw:layer="layout" svg:width="0.153cm" svg:height="0.307cm" svg:x="17.975cm" svg:y="13.85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153cm" svg:height="0.307cm" svg:x="18.33cm" svg:y="13.85cm" svg:viewBox="0 0 154 308" svg:d="m76 106h70v-15h-70v-91h-13c0 41-15 92-63 95v11h42v136c0 60 46 66 63 66 35 0 49-35 49-66v-28h-13v27c0 36-14 54-32 54-33 0-33-45-33-53z">
            <text:p/>
          </draw:path>
          <draw:path draw:style-name="gr3" draw:layer="layout" svg:width="0.247cm" svg:height="0.34cm" svg:x="18.528cm" svg:y="13.811cm" svg:viewBox="0 0 248 341" svg:d="m38 304c0 22-4 22-38 22v15c17 0 42-1 56-1 13 0 38 1 55 1v-15c-33 0-38 0-38-22v-90c0-52 35-80 66-80s36 27 36 55v115c0 22-6 22-38 22v15c17 0 42-1 55-1 14 0 39 1 56 1v-15c-25 0-38 0-39-15v-94c0-42 0-57-16-74-5-9-22-18-50-18-42 0-63 29-72 47v-172l-71 6v15c35 0 38 3 38 27z">
            <text:p/>
          </draw:path>
          <draw:path draw:style-name="gr3" draw:layer="layout" svg:width="0.189cm" svg:height="0.224cm" svg:x="18.799cm" svg:y="13.933cm" svg:viewBox="0 0 190 225" svg:d="m42 97c3-73 43-86 60-86 51 0 56 66 56 86zm-1 9h137c11 0 12 0 12-9 0-49-26-97-88-97-57 0-102 50-102 112 0 66 52 113 108 113 60 0 82-54 82-63 0-5-4-7-7-7-4 0-4 5-5 7-17 52-62 52-67 52-24 0-44-15-55-34-15-23-15-55-15-74z">
            <text:p/>
          </draw:path>
          <draw:path draw:style-name="gr3" draw:layer="layout" svg:width="0.108cm" svg:height="0.34cm" svg:x="19.184cm" svg:y="13.811cm" svg:viewBox="0 0 109 341" svg:d="m71 0-71 6v15c35 0 38 3 38 27v256c0 22-4 22-38 22v15c17 0 42-1 55-1s36 1 54 1v-15c-33 0-38 0-38-22z">
            <text:p/>
          </draw:path>
          <draw:path draw:style-name="gr3" draw:layer="layout" svg:width="0.222cm" svg:height="0.224cm" svg:x="19.326cm" svg:y="13.933cm" svg:viewBox="0 0 223 225" svg:d="m143 183c3 20 15 41 39 41 10 0 41-7 41-48v-28h-13v28c0 30-13 32-18 32-17 0-18-22-18-25v-98c0-21 0-40-19-58s-43-27-67-27c-40 0-74 24-74 56 0 14 10 22 22 22 14 0 24-9 24-22 0-6-3-22-25-22 13-17 36-23 53-23 24 0 52 18 52 63v18c-25 2-60 3-91 17-36 17-49 44-49 65 0 40 48 51 78 51 33 0 56-19 65-42zm-3-81v49c0 48-35 64-57 64-26 0-45-18-45-41 0-28 21-69 102-72z">
            <text:p/>
          </draw:path>
          <draw:path draw:style-name="gr3" draw:layer="layout" svg:width="0.241cm" svg:height="0.346cm" svg:x="19.564cm" svg:y="13.811cm" svg:viewBox="0 0 242 347" svg:d="m71 155v-155l-71 6v15c35 0 38 3 38 27v293h12c2 0 5-7 19-30 7 11 28 36 64 36 59 0 109-49 109-112s-47-110-103-110c-40 0-61 22-68 30zm2 130v-102c0-8 0-10 5-16 19-28 47-33 58-33 22 0 39 13 52 33s14 47 14 68c0 18-2 48-16 70-10 14-29 31-56 31-21 0-39-11-50-30-7-11-7-12-7-21z">
            <text:p/>
          </draw:path>
          <draw:path draw:style-name="gr3" draw:layer="layout" svg:width="0.189cm" svg:height="0.224cm" svg:x="19.851cm" svg:y="13.933cm" svg:viewBox="0 0 190 225" svg:d="m42 97c3-73 43-86 60-86 51 0 56 66 56 86zm-1 9h137c11 0 12 0 12-9 0-49-26-97-88-97-57 0-102 50-102 112 0 66 52 113 108 113 60 0 82-54 82-63 0-5-4-7-7-7-4 0-4 5-5 7-17 52-62 52-67 52-24 0-44-15-55-34-15-23-15-55-15-74z">
            <text:p/>
          </draw:path>
          <draw:path draw:style-name="gr3" draw:layer="layout" svg:width="0.108cm" svg:height="0.34cm" svg:x="20.072cm" svg:y="13.811cm" svg:viewBox="0 0 109 341" svg:d="m71 0-71 6v15c35 0 38 3 38 27v256c0 22-4 22-38 22v15c17 0 42-1 55-1s36 1 54 1v-15c-33 0-38 0-38-22z">
            <text:p/>
          </draw:path>
          <draw:path draw:style-name="gr3" draw:layer="layout" svg:width="0.16cm" svg:height="0.224cm" svg:x="20.209cm" svg:y="13.933cm" svg:viewBox="0 0 161 225" svg:d="m87 125c10 2 50 9 50 46 0 25-17 44-56 44-40 0-59-28-68-69-2-7-2-9-6-9-7 0-7 3-7 11v66c0 8 0 11 6 11 2 0 2 0 12-10 0 0 0-1 10-11 21 21 43 21 53 21 58 0 80-32 80-68 0-25-15-41-21-46-15-16-35-20-56-24-28-6-60-11-60-41 0-17 12-36 54-36 55 0 58 43 58 59 1 4 5 4 7 4 5 0 5-2 5-11v-51c0-8 0-11-5-11-2 0-3 0-10 6-1 2-6 7-8 8-19-14-38-14-47-14-60 0-78 34-78 60 0 18 8 31 21 42 15 13 29 16 66 23z">
            <text:p/>
          </draw:path>
        </draw:g>
        <draw:g>
          <svg:title>TexMaths</svg:title>
          <svg:desc>14§display§\text{for nodes in } \mathcal{V} \setminus \mathcal{S}</svg:desc>
          <draw:polygon draw:style-name="gr2" draw:layer="layout" svg:width="3.85cm" svg:height="0.49cm" svg:x="16.639cm" svg:y="14.342cm" svg:viewBox="0 0 3851 491" draw:points="1926,491 0,491 0,0 3851,0 3851,491">
            <text:p/>
          </draw:polygon>
          <draw:path draw:style-name="gr3" draw:layer="layout" svg:width="0.159cm" svg:height="0.346cm" svg:x="16.656cm" svg:y="14.364cm" svg:viewBox="0 0 160 347" svg:d="m70 134v-56c0-43 24-67 45-67 1 0 10 0 17 3-6 3-16 8-16 21 0 11 9 21 21 21 16 0 23-10 23-21 0-18-19-35-45-35-34 0-76 27-76 78v56h-39v16h39v159c0 23-5 23-39 23v15c20-1 43-1 56-1 20 0 43 0 63 1v-15h-10c-36 0-38-6-38-24v-158h56v-16z">
            <text:p/>
          </draw:path>
          <draw:path draw:style-name="gr3" draw:layer="layout" svg:width="0.217cm" svg:height="0.224cm" svg:x="16.803cm" svg:y="14.49cm" svg:viewBox="0 0 218 225" svg:d="m218 115c0-63-49-115-109-115-61 0-109 53-109 115 0 64 52 110 109 110 59 0 109-47 109-110zm-109 99c-21 0-43-11-56-34-12-21-12-51-12-69s0-45 12-68 37-32 56-32c21 0 42 10 55 32 14 21 14 49 14 68s0 44-11 67c-12 21-33 36-58 36z">
            <text:p/>
          </draw:path>
          <draw:path draw:style-name="gr3" draw:layer="layout" svg:width="0.164cm" svg:height="0.216cm" svg:x="17.049cm" svg:y="14.493cm" svg:viewBox="0 0 165 217" svg:d="m69 55v-55l-69 6v15c35 0 38 3 38 27v132c0 21-4 21-38 21v16c20 0 42-2 56-2 20 0 43 0 63 2v-16h-11c-37 0-37-4-37-22v-75c0-49 20-93 58-93 4 0 4 0 5 0-1 0-11 7-11 20 0 14 10 21 21 21 9 0 21-6 21-23 0-15-15-29-36-29-37 0-53 34-60 55z">
            <text:p/>
          </draw:path>
          <draw:path draw:style-name="gr3" draw:layer="layout" svg:width="0.247cm" svg:height="0.216cm" svg:x="17.408cm" svg:y="14.493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217cm" svg:height="0.224cm" svg:x="17.679cm" svg:y="14.49cm" svg:viewBox="0 0 218 225" svg:d="m218 115c0-63-49-115-109-115-61 0-109 53-109 115 0 64 52 110 109 110 59 0 109-47 109-110zm-109 99c-21 0-43-11-56-34-12-21-12-51-12-69s0-45 12-68 37-32 56-32c21 0 42 10 55 32 14 21 14 49 14 68s0 44-11 67c-12 21-33 36-58 36z">
            <text:p/>
          </draw:path>
          <draw:path draw:style-name="gr3" draw:layer="layout" svg:width="0.241cm" svg:height="0.346cm" svg:x="17.942cm" svg:y="14.37cm" svg:viewBox="0 0 242 347" svg:d="m171 315v32l71-6v-15c-33 0-38-3-38-28v-298l-71 6v15c35 0 39 3 39 27v106c-15-17-36-30-63-30-57 0-109 48-109 111s48 112 105 112c31 0 53-17 66-32zm0-133v101c0 9 0 9-6 18-15 24-38 35-59 35-22 0-39-13-51-31-13-21-14-49-14-69 0-18 1-47 15-70 10-15 29-32 56-32 17 0 38 9 53 30 6 8 6 9 6 18z">
            <text:p/>
          </draw:path>
          <draw:path draw:style-name="gr3" draw:layer="layout" svg:width="0.189cm" svg:height="0.224cm" svg:x="18.212cm" svg:y="14.49cm" svg:viewBox="0 0 190 225" svg:d="m42 97c3-73 43-86 60-86 51 0 56 66 56 86zm-1 9h137c11 0 12 0 12-9 0-49-26-97-88-97-57 0-102 50-102 112 0 66 52 113 108 113 60 0 82-54 82-63 0-5-4-7-7-7-4 0-4 4-5 7-17 52-62 52-67 52-24 0-44-15-55-34-15-23-15-56-15-74z">
            <text:p/>
          </draw:path>
          <draw:path draw:style-name="gr3" draw:layer="layout" svg:width="0.16cm" svg:height="0.224cm" svg:x="18.434cm" svg:y="14.49cm" svg:viewBox="0 0 161 225" svg:d="m87 124c10 3 50 10 50 47 0 25-17 44-56 44-40 0-59-28-68-70-2-7-2-8-6-8-7 0-7 3-7 11v66c0 8 0 11 6 11 2 0 2 0 12-10 0 0 0-1 10-11 21 21 43 21 53 21 58 0 80-32 80-68 0-26-15-41-21-46-15-16-35-20-56-24-28-6-60-11-60-41 0-17 12-36 54-36 55 0 58 43 58 59 1 4 5 4 7 4 5 0 5-2 5-11v-51c0-8 0-11-5-11-2 0-3 0-10 6-1 2-6 7-8 8-19-14-38-14-47-14-60 0-78 34-78 60 0 18 8 31 21 42 15 13 29 16 66 22z">
            <text:p/>
          </draw:path>
          <draw:path draw:style-name="gr3" draw:layer="layout" svg:width="0.104cm" svg:height="0.328cm" svg:x="18.792cm" svg:y="14.381cm" svg:viewBox="0 0 105 329" svg:d="m71 112-70 6v15c33 0 37 3 37 26v132c0 22-4 22-38 22v16c15 0 42-2 55-2 16 0 33 2 50 2v-16c-32 0-34-2-34-21zm2-85c0-17-13-27-27-27-15 0-25 13-25 27 0 12 10 25 25 25 14 0 27-10 27-25z">
            <text:p/>
          </draw:path>
          <draw:path draw:style-name="gr3" draw:layer="layout" svg:width="0.247cm" svg:height="0.216cm" svg:x="18.928cm" svg:y="14.493cm" svg:viewBox="0 0 248 217" svg:d="m38 48v132c0 21-4 21-38 21v16c17 0 42-2 56-2 13 0 38 2 55 2v-16c-33 0-38 0-38-21v-90c0-52 35-79 66-79s36 27 36 55v114c0 21-6 21-38 21v16c17 0 42-2 55-2 14 0 39 2 56 2v-16c-25 0-38 0-39-14v-93c0-42 0-58-16-76-5-8-22-18-50-18-37 0-60 21-73 52v-52l-70 6v15c35 0 38 3 38 27z">
            <text:p/>
          </draw:path>
          <draw:path draw:style-name="gr3" draw:layer="layout" svg:width="0.307cm" svg:height="0.357cm" svg:x="19.366cm" svg:y="14.376cm" svg:viewBox="0 0 308 358" svg:d="m116 294c7-60 7-105 7-112 0-35 0-182-89-182-17 0-34 14-34 21 0 3 3 3 10 4 71 6 77 119 77 174 0 50-6 109-13 142 0 6 0 6 0 9s0 8 3 8c6 0 125-91 188-186 25-38 43-82 43-115 0-42-28-57-48-57-14 0-21 31-21 38s3 7 9 7c32 4 39 31 39 42 0 40-87 141-171 207z">
            <text:p/>
          </draw:path>
          <draw:path draw:style-name="gr3" draw:layer="layout" svg:width="0.191cm" svg:height="0.49cm" svg:x="19.828cm" svg:y="14.342cm" svg:viewBox="0 0 192 491" svg:d="m171 480c1 7 4 11 11 11 6 0 10-4 10-10 0 0 0-1-3-7l-168-463c-3-8-4-11-11-11-6 0-10 4-10 10 0 1 0 1 3 8z">
            <text:p/>
          </draw:path>
          <draw:path draw:style-name="gr3" draw:layer="layout" svg:width="0.306cm" svg:height="0.357cm" svg:x="20.164cm" svg:y="14.364cm" svg:viewBox="0 0 307 358" svg:d="m48 239c5-3 23-14 23-21 0-3-2-3-7-3-16 0-64 21-64 70 0 37 39 73 99 73 82 0 174-56 174-123 0-46-49-70-90-87-33-15-56-36-56-64 0-10 5-29 20-42 14-14 42-15 49-15 6 0 27 1 48 9 8 6 21 12 21 33 0 7 0 9-2 14 0 1-1 4-1 5 0 3 3 3 5 3 6 0 19-4 28-13 6-5 12-11 12-30 0-24-13-31-26-37-23-11-46-11-53-11-64 0-143 49-143 105 0 42 42 61 66 71 35 16 80 39 80 80 0 34-24 74-98 74-50 0-91-32-91-66 0-8 3-18 6-25z">
            <text:p/>
          </draw:path>
        </draw:g>
        <draw:line draw:style-name="gr4" draw:text-style-name="P1" draw:layer="layout" svg:x1="4.837cm" svg:y1="14.208cm" svg:x2="6.08cm" svg:y2="14.208cm">
          <text:p/>
        </draw:line>
        <draw:line draw:style-name="gr4" draw:text-style-name="P1" draw:layer="layout" svg:x1="10.237cm" svg:y1="14.208cm" svg:x2="11.414cm" svg:y2="14.208cm">
          <text:p/>
        </draw:line>
        <draw:line draw:style-name="gr4" draw:text-style-name="P1" draw:layer="layout" svg:x1="15.437cm" svg:y1="14.208cm" svg:x2="16.494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shay Gadde</meta:initial-creator>
    <meta:creation-date>2014-08-10T13:16:08.032899634</meta:creation-date>
    <dc:date>2014-08-10T13:56:26.812863955</dc:date>
    <dc:creator>Akshay Gadde</dc:creator>
    <meta:editing-duration>PT8M5S</meta:editing-duration>
    <meta:editing-cycles>2</meta:editing-cycles>
    <meta:generator>LibreOffice/4.1.2.3$Linux_X86_64 LibreOffice_project/410m0$Build-3</meta:generator>
    <meta:document-statistic meta:object-count="175"/>
  </office:meta>
</office:document-meta>
</file>